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family="Gentium" style:font-pitch="variable" style:text-underline-style="solid" style:text-underline-width="auto" style:text-underline-color="font-color"/>
    </style:style>
    <style:style style:name="P2" style:family="paragraph">
      <style:text-properties fo:font-family="Gentium" style:font-pitch="variable" fo:font-size="32pt"/>
    </style:style>
    <style:style style:name="P3" style:family="paragraph">
      <style:text-properties fo:font-family="Gentium" style:font-pitch="variable"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family="Gentium" style:font-pitch="variable" style:text-underline-style="solid" style:text-underline-width="auto" style:text-underline-color="font-color"/>
    </style:style>
    <style:style style:name="T2" style:family="text">
      <style:text-properties fo:font-family="Gentium" style:font-pitch="variable" fo:font-size="32pt"/>
    </style:style>
    <style:style style:name="T3" style:family="text">
      <style:text-properties fo:font-family="Gentium" style:font-pitch="variable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plication Understanding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Ratika Malik</text:span></text:p>
            <text:p><text:span text:style-name="T2">Gaurav Paliw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Application Understanding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What</text:span></text:p>
            <text:p><text:span text:style-name="T2">When</text:span></text:p>
            <text:p><text:span text:style-name="T2">How</text:span></text:p>
            <text:p><text:span text:style-name="T2">Wh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What ?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An application is a program/set of program/software that takes input from different sources (automated/users) , do processing and sends the output to the user or any process for further process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What ?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Example : Angry Birds (One of the Most successful iPhone/Android application) ,ILS, Koha, Any Portlet, Shibboleth..... (infinite)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When ?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In-order to solve the day to day </text:span></text:p>
            <text:p><text:span text:style-name="T2">*</text:span><text:span text:style-name="T2">EVER GROWING CLIENTS* </text:span></text:p>
            <text:p><text:span text:style-name="T2">requirement, automate things etc etc.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Why ?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1. **</text:span><text:span text:style-name="T2">Extreme** Re-usability </text:span></text:p>
            <text:p><text:span text:style-name="T2"/></text:p>
            <text:p><text:span text:style-name="T2">We can switch between different (front end) views and different modals (database)</text:span></text:p>
            <text:p><text:span text:style-name="T2"/></text:p>
            <text:p><text:span text:style-name="T2">Eg. LiquibaseXML(multiple backends) , Localization (languag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Why ?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2. </text:span><text:span text:style-name="T2">Scal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Why ?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3. </text:span><text:span text:style-name="T2">Avail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Why ?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4. </text:span><text:span text:style-name="T2">Disaster Recove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Why ?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5. </text:span><text:span text:style-name="T2">Faster Develop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Why ?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5. </text:span><text:span text:style-name="T2">More productive code i.e. easily manageable cod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Why ?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6. </text:span><text:span text:style-name="T2">Faster Develop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Why ?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7. </text:span><text:span text:style-name="T2">Multiple level secu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How ?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2/3/</text:span><text:span text:style-name="T2">n Tier Appl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Example (Service as Backend)?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1. </text:span><text:span text:style-name="T2">A Authenticating Server (CTS CAS)</text:span></text:p>
            <text:p><text:span text:style-name="T2">Add User , Delete User , Modify User, User Profile, Password reset.</text:span></text:p>
            <text:p><text:span text:style-name="T2">Name, Password, Other Detai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User &lt; 50 ( 2-Tier )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Front End/ Processing : View &amp; Logic (JSP &amp; Servlets i.e. business logic and database both in same layer)</text:span></text:p>
            <text:p><text:span text:style-name="T2"/></text:p>
            <text:p><text:span text:style-name="T2">Backend : LDAP service or Shibboleth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User &gt;50 to &lt;10k ( 3-Tier )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Front End : View (JSP)</text:span></text:p>
            <text:p><text:span text:style-name="T2"/></text:p>
            <text:p><text:span text:style-name="T2"><text:s/></text:span><text:span text:style-name="T2">Logic (Servlets POJO/DAO) </text:span></text:p>
            <text:p><text:span text:style-name="T2"/></text:p>
            <text:p><text:span text:style-name="T2">Backend( LDAP Service)</text:span></text:p>
            <text:p><text:span text:style-name="T2"/></text:p>
          </draw:text-box>
        </draw:frame>
        <draw:line draw:style-name="gr2" draw:text-style-name="P5" draw:layer="layout" svg:x1="13.716cm" svg:y1="9.398cm" svg:x2="13.716cm" svg:y2="10.414cm">
          <text:p/>
        </draw:line>
        <draw:line draw:style-name="gr2" draw:text-style-name="P5" draw:layer="layout" svg:x1="13.716cm" svg:y1="12.192cm" svg:x2="13.716cm" svg:y2="12.954cm">
          <text:p/>
        </draw:line>
        <draw:line draw:style-name="gr2" draw:text-style-name="P5" draw:layer="layout" svg:x1="15.494cm" svg:y1="13.208cm" svg:x2="15.494cm" svg:y2="11.938cm">
          <text:p/>
        </draw:line>
        <draw:line draw:style-name="gr2" draw:text-style-name="P5" draw:layer="layout" svg:x1="15.494cm" svg:y1="10.16cm" svg:x2="15.494cm" svg:y2="9.398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User &gt;10k ( n-Tier )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Front End : View (JSP)</text:span></text:p>
            <text:p><text:span text:style-name="T2"/></text:p>
            <text:p><text:span text:style-name="T2"><text:s/></text:span><text:span text:style-name="T2">Logic (Servlets POJO/DAO)</text:span></text:p>
            <text:p><text:span text:style-name="T2"/></text:p>
            <text:p><text:span text:style-name="T2">Data Cache </text:span></text:p>
            <text:p><text:span text:style-name="T2"/></text:p>
            <text:p><text:span text:style-name="T2">Backend( LDAP Service)</text:span></text:p>
            <text:p><text:span text:style-name="T2"/></text:p>
          </draw:text-box>
        </draw:frame>
        <draw:line draw:style-name="gr2" draw:text-style-name="P5" draw:layer="layout" svg:x1="13.716cm" svg:y1="9.398cm" svg:x2="13.716cm" svg:y2="10.414cm">
          <text:p/>
        </draw:line>
        <draw:line draw:style-name="gr2" draw:text-style-name="P5" draw:layer="layout" svg:x1="13.716cm" svg:y1="12.192cm" svg:x2="13.716cm" svg:y2="12.954cm">
          <text:p/>
        </draw:line>
        <draw:line draw:style-name="gr2" draw:text-style-name="P5" draw:layer="layout" svg:x1="15.494cm" svg:y1="13.208cm" svg:x2="15.494cm" svg:y2="11.938cm">
          <text:p/>
        </draw:line>
        <draw:line draw:style-name="gr2" draw:text-style-name="P5" draw:layer="layout" svg:x1="15.494cm" svg:y1="10.16cm" svg:x2="15.494cm" svg:y2="9.398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Questions ?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Thanks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rav Paliwal</meta:initial-creator>
    <meta:creation-date>2011-09-22T16:49:38</meta:creation-date>
    <meta:editing-duration>PT36M9S</meta:editing-duration>
    <meta:editing-cycles>32</meta:editing-cycles>
    <dc:date>2011-09-22T17:43:54</dc:date>
    <dc:creator>Gaurav Paliwal</dc:creator>
    <meta:generator>LibreOffice/3.4$Linux LibreOffice_project/340m1$Build-12</meta:generator>
    <meta:document-statistic meta:object-count="109"/>
  </office:meta>
</office:document-meta>
</file>